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b7ae" officeooo:paragraph-rsid="0014b7ae"/>
    </style:style>
    <style:style style:name="P2" style:family="paragraph" style:parent-style-name="Preformatted_20_Text">
      <style:text-properties officeooo:rsid="0014b7ae" officeooo:paragraph-rsid="0014b7ae"/>
    </style:style>
    <style:style style:name="P3" style:family="paragraph" style:parent-style-name="Preformatted_20_Text">
      <style:text-properties officeooo:rsid="0014f4cb" officeooo:paragraph-rsid="0014f4cb"/>
    </style:style>
    <style:style style:name="P4" style:family="paragraph" style:parent-style-name="Preformatted_20_Text">
      <style:text-properties fo:font-size="15pt" officeooo:rsid="0014b7ae" officeooo:paragraph-rsid="0014b7ae" style:font-size-asian="15pt" style:font-size-complex="15pt"/>
    </style:style>
    <style:style style:name="P5" style:family="paragraph" style:parent-style-name="Preformatted_20_Text">
      <style:text-properties fo:font-size="15pt" officeooo:rsid="0014b7ae" officeooo:paragraph-rsid="001a01ad" style:font-size-asian="15pt" style:font-size-complex="15pt"/>
    </style:style>
    <style:style style:name="T1" style:family="text">
      <style:text-properties officeooo:rsid="00160395"/>
    </style:style>
    <style:style style:name="T2" style:family="text">
      <style:text-properties officeooo:rsid="0016f375"/>
    </style:style>
    <style:style style:name="T3" style:family="text">
      <style:text-properties officeooo:rsid="00187e70"/>
    </style:style>
    <style:style style:name="T4" style:family="text">
      <style:text-properties officeooo:rsid="0018c7be"/>
    </style:style>
    <style:style style:name="T5" style:family="text">
      <style:text-properties officeooo:rsid="001a0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onio Sanchez Friedeberg</text:p>
      <text:p text:style-name="P1">Michael Müller</text:p>
      <text:p text:style-name="P1"/>
      <text:p text:style-name="P4">NoSQL &amp; BigData Übungsblatt 2</text:p>
      <text:p text:style-name="P1"/>
      <text:p text:style-name="P4">A4</text:p>
      <text:p text:style-name="P3">Redis Struktur:</text:p>
      <text:p text:style-name="P3">Es 2 Strukturen, die eine Suche in beiden Richtungen (PLZ ↔ Stadt) ermöglicht.</text:p>
      <text:p text:style-name="P3">Zuerst gibt es eine Struktur mit <text:span text:style-name="T3">String „id:“ und </text:span>PLZ als Key <text:span text:style-name="T3">(z.b. „id:01010“)</text:span> und Stadt und State in einem Hash als Value. Die andere Struktur besteht aus der Stadt als Key und einem Set an PLZen als Value <text:span text:style-name="T4">(z.b. hash{„city“: „HAMBURG“, „state“: „MA“})</text:span></text:p>
      <text:p text:style-name="P1"/>
      <text:p text:style-name="P3">Anders gesagt:</text:p>
      <text:p text:style-name="P3">PLZ -&gt; <text:span text:style-name="T1">hash{</text:span>city,state<text:span text:style-name="T1">}</text:span></text:p>
      <text:p text:style-name="P3">city -&gt; <text:span text:style-name="T2">s</text:span>et[PLZs]</text:p>
      <text:p text:style-name="P1"/>
      <text:p text:style-name="P5">A<text:span text:style-name="T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09:59:43.509468579</dc:date>
    <meta:editing-duration>PT8M2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9" meta:character-count="473" meta:non-whitespace-character-count="405"/>
  </office:meta>
</office:document-meta>
</file>